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5000003112B2E91D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13f41" officeooo:paragraph-rsid="00113f41"/>
    </style:style>
    <style:style style:name="P2" style:family="paragraph" style:parent-style-name="Heading">
      <style:text-properties officeooo:rsid="00113f41" officeooo:paragraph-rsid="00113f41"/>
    </style:style>
    <style:style style:name="P3" style:family="paragraph" style:parent-style-name="Heading">
      <style:text-properties officeooo:rsid="00113f41" officeooo:paragraph-rsid="001235cd"/>
    </style:style>
    <style:style style:name="P4" style:family="paragraph" style:parent-style-name="Heading">
      <style:text-properties officeooo:rsid="001423a4" officeooo:paragraph-rsid="001423a4"/>
    </style:style>
    <style:style style:name="P5" style:family="paragraph" style:parent-style-name="Text_20_body">
      <style:text-properties officeooo:paragraph-rsid="0015c708"/>
    </style:style>
    <style:style style:name="P6" style:family="paragraph" style:parent-style-name="Text_20_body">
      <style:text-properties officeooo:rsid="00166677" officeooo:paragraph-rsid="00166677"/>
    </style:style>
    <style:style style:name="P7" style:family="paragraph" style:parent-style-name="Text_20_body">
      <style:text-properties officeooo:rsid="00180d00" officeooo:paragraph-rsid="00180d00"/>
    </style:style>
    <style:style style:name="P8" style:family="paragraph" style:parent-style-name="Text_20_body">
      <style:text-properties officeooo:rsid="0018c610" officeooo:paragraph-rsid="0018c610"/>
    </style:style>
    <style:style style:name="P9" style:family="paragraph" style:parent-style-name="Text_20_body">
      <style:text-properties officeooo:rsid="001a897b" officeooo:paragraph-rsid="001a897b"/>
    </style:style>
    <style:style style:name="P10" style:family="paragraph" style:parent-style-name="Quotations">
      <style:text-properties officeooo:rsid="0018c610" officeooo:paragraph-rsid="0018c610"/>
    </style:style>
    <style:style style:name="P11" style:family="paragraph" style:parent-style-name="Quotations">
      <style:text-properties officeooo:rsid="001a897b" officeooo:paragraph-rsid="001a897b"/>
    </style:style>
    <style:style style:name="P12" style:family="paragraph" style:parent-style-name="Quotations">
      <style:text-properties officeooo:rsid="001bd0fd" officeooo:paragraph-rsid="001bd0fd"/>
    </style:style>
    <style:style style:name="P13" style:family="paragraph" style:parent-style-name="Standard" style:master-page-name="Standard">
      <style:paragraph-properties style:page-number="1"/>
      <style:text-properties officeooo:rsid="00113f41" officeooo:paragraph-rsid="00113f41"/>
    </style:style>
    <style:style style:name="P14" style:family="paragraph" style:parent-style-name="Title">
      <style:text-properties officeooo:rsid="0020321c" officeooo:paragraph-rsid="0020321c"/>
    </style:style>
    <style:style style:name="P15" style:family="paragraph" style:parent-style-name="Title" style:master-page-name="First_20_Page">
      <style:paragraph-properties style:page-number="auto"/>
    </style:style>
    <style:style style:name="P16" style:family="paragraph" style:parent-style-name="Heading_20_1">
      <style:text-properties officeooo:rsid="0015c708" officeooo:paragraph-rsid="0015c708"/>
    </style:style>
    <style:style style:name="P17" style:family="paragraph" style:parent-style-name="Heading_20_1">
      <style:text-properties officeooo:rsid="00113f41" officeooo:paragraph-rsid="00113f41"/>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13f41"/>
    </style:style>
    <style:style style:name="T2" style:family="text">
      <style:text-properties officeooo:rsid="001423a4"/>
    </style:style>
    <style:style style:name="T3" style:family="text">
      <style:text-properties officeooo:rsid="00166677"/>
    </style:style>
    <style:style style:name="T4" style:family="text">
      <style:text-properties officeooo:rsid="0018c610"/>
    </style:style>
    <style:style style:name="T5" style:family="text">
      <style:text-properties officeooo:rsid="001a897b"/>
    </style:style>
    <style:style style:name="T6" style:family="text">
      <style:text-properties officeooo:rsid="001bd0f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Title"/>
      <text:p text:style-name="P14">Tietokantasovelluksen dokumentaatio</text:p>
      <text:p text:style-name="Title"/>
      <text:p text:style-name="P1"/>
      <text:p text:style-name="P1"/>
      <text:p text:style-name="P1"><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text:p text:style-name="P1"/>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18"><text:a xlink:type="simple" xlink:href="#__RefHeading__273_996604987" text:style-name="Index_20_Link" text:visited-style-name="Index_20_Link">Työn aihe<text:tab/>2</text:a></text:p>
          <text:p text:style-name="P18"><text:a xlink:type="simple" xlink:href="#__RefHeading__275_996604987" text:style-name="Index_20_Link" text:visited-style-name="Index_20_Link">Käyttötapauskaavio<text:tab/>3</text:a></text:p>
          <text:p text:style-name="P18"><text:a xlink:type="simple" xlink:href="#__RefHeading__277_996604987" text:style-name="Index_20_Link" text:visited-style-name="Index_20_Link">Käyttäjäryhmät<text:tab/>4</text:a></text:p>
          <text:p text:style-name="P18"><text:a xlink:type="simple" xlink:href="#__RefHeading__279_996604987" text:style-name="Index_20_Link" text:visited-style-name="Index_20_Link">Käyttötapauskuvaukset<text:tab/>4</text:a></text:p>
        </text:index-body>
      </text:table-of-content>
      <text:p text:style-name="Text_20_body"/>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1" text:outline-level="1"><text:bookmark-start text:name="__RefHeading__273_996604987"/>Työn aihe<text:bookmark-end text:name="__RefHeading__273_996604987"/></text:h>
      <text:p text:style-name="Text_20_body">Työn aiheena on keskustelufoorumi, jossa käyttäjät voivat joko vastata olemassa oleviin keskusteluihin tai aloittaa sopivalle aihealueelle uuden keskustelun. Käyttäjät voivat myös vastata erikseen keskusteluissa jo oleviin vastauksiin, ja myös selata niitä helposti.</text:p>
      <text:p text:style-name="Text_20_body"/>
      <text:p text:style-name="Text_20_body">Keskustelufoorumi toteutetaan PHP kielellä. Tietokantana on ainakin kehityksen aikana tarkoitus käyttää PostgreSQL, mutta sovellus saattaa toimia muullakin tietokannalla. Sovellus olisi lopuksi tarkoitus istuttaa laitoksen users-palvelimelle Apachea käyttämään. <text:span text:style-name="T1">Sovellus ei tule käyttämään mitään erityisempää kehystä.</text:span></text:p>
      <text:p text:style-name="Text_20_body"/>
      <text:p text:style-name="Text_20_body">Käyttäjän selaimelta ei vaadita mitään erityisempää kielitukea.</text:p>
      <text:p text:style-name="P1"/>
      <text:h text:style-name="P16" text:outline-level="1"><text:bookmark-start text:name="__RefHeading__275_996604987"/><text:soft-page-break/>Käyttötapauskaavio<text:bookmark-end text:name="__RefHeading__275_996604987"/></text:h>
      <text:p text:style-name="P5"><draw:frame draw:style-name="fr1" draw:name="Image1" text:anchor-type="paragraph" svg:width="6.9252in" svg:height="8.6425in" draw:z-index="0"><draw:image xlink:href="Pictures/1000020100000275000003112B2E91D7.png" xlink:type="simple" xlink:show="embed" xlink:actuate="onLoad"/></draw:frame></text:p>
      <text:h text:style-name="Heading_20_1" text:outline-level="1"><text:bookmark-start text:name="__RefHeading__277_996604987"/><text:soft-page-break/>Käyttäjäryhmät<text:bookmark-end text:name="__RefHeading__277_996604987"/></text:h>
      <text:p text:style-name="P4">Vierailija</text:p>
      <text:p text:style-name="Quotations">Kuka tahansa sivustolle eksynyt surffailija.</text:p>
      <text:p text:style-name="P2">Kirjautunut käyttäjä</text:p>
      <text:p text:style-name="Quotations">Käyttäjätunnukse<text:span text:style-name="T2">lla sisäänkirjautunut</text:span> käyttäjä.</text:p>
      <text:p text:style-name="P2">Ylläpitäjä</text:p>
      <text:p text:style-name="Quotations">Sivuston ylläpitäjiin kuuluva kirjautunut käyttäjä.</text:p>
      <text:h text:style-name="P17" text:outline-level="1"><text:bookmark-start text:name="__RefHeading__279_996604987"/>Käyttötapauskuvaukset<text:bookmark-end text:name="__RefHeading__279_996604987"/></text:h>
      <text:p text:style-name="P4">Vierailija<text:span text:style-name="T3">n käyttötapaukset</text:span></text:p>
      <text:p text:style-name="P6">Rekisteröityminen</text:p>
      <text:p text:style-name="Quotations">Sivustolla vierailevat surffailijat näkevät ainoastaan sisäänkirjautumisruudun, jonka kautta on mahdollista <text:span text:style-name="T4">myös luoda käyttäjätunnus.</text:span></text:p>
      <text:p text:style-name="P3">Kirjautunut käyttäjä</text:p>
      <text:p text:style-name="P6">Sisäänkirjautuminen</text:p>
      <text:p text:style-name="P6">Viestiketjuihin osallistuminen</text:p>
      <text:p text:style-name="Quotations">Kirjautuneet käyttäjät voivat lukea viestiketjujen sisältöä, sekä osallistua keskusteluun joko vastaamalla suoraan aloitusviestiin tai jonkun toisen käyttäjän lähettämään vastaukseen.</text:p>
      <text:p text:style-name="P7">Viestiketjun luominen</text:p>
      <text:p text:style-name="Text_20_body">Käyttäjätietojen muokkaaminen</text:p>
      <text:p text:style-name="P10">Kirjautunut käyttäjä voi muokata ainoastaan omia tietojaan.</text:p>
      <text:p text:style-name="P8">Muokkaa tai poista viestejä</text:p>
      <text:p text:style-name="P10">Kirjautunut käyttäjä voi muokata tai poistaa omia viestejään. Jos viestiin on jo vastattu, ainoastaan sen viestin sisältö ja lähettäjä <text:span text:style-name="T5">nollataan.</text:span></text:p>
      <text:p text:style-name="P3"><text:soft-page-break/>Ylläpitäjä</text:p>
      <text:p text:style-name="P8">Sisäänkirjautuminen</text:p>
      <text:p text:style-name="P8">Käyttäjätietojen muokkaus</text:p>
      <text:p text:style-name="P10">Ylläpitäjä voi muokata kaikkien sivuston käyttäjien tietoja, sekä myös poistaa käyttäjän tunnuksen kokonaan.</text:p>
      <text:p text:style-name="P8">Viestien muokkaus tai poisto</text:p>
      <text:p text:style-name="P10">Ylläpitäjä voi muokata tai poistaa kaikkien käyttäjien viestejä.</text:p>
      <text:p text:style-name="P8">Aihealueiden <text:span text:style-name="T6">hallinta</text:span></text:p>
      <text:p text:style-name="P12">Ylläpitäjä voi luoda, muokata ja poistaa aihealueita.</text:p>
      <text:p text:style-name="Text_20_body">Käyttäjäryhmien hallinta</text:p>
      <text:p text:style-name="P11">Ylläpitäjä voi lisätä, poistaa ja muokata käyttäjäryhmiä sekä näihin kuuluvia käyttäjiä.</text:p>
      <text:p text:style-name="P9">Viestiketjujen <text:span text:style-name="T6">hallinta</text:span></text:p>
      <text:p text:style-name="P11">Ylläpitäjä voi muokata tai poistaa kokonaan ei toivottuja viestiketju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5</text:page-number></text:p>
      </style:footer>
      <style:footer-first>
        <text:p text:style-name="Footer"/>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Hämäläinen</meta:initial-creator>
    <meta:creation-date>2014-03-14T17:50:01.416897201</meta:creation-date>
    <dc:date>2014-03-16T20:47:51.675024670</dc:date>
    <dc:creator>Sami Hämäläinen</dc:creator>
    <meta:editing-duration>PT5H21M39S</meta:editing-duration>
    <meta:editing-cycles>7</meta:editing-cycles>
    <meta:generator>LibreOffice/4.2.2.1$Linux_X86_64 LibreOffice_project/ffeffaac4e34ca3b29f55c5c5cc036d2a4043869</meta:generator>
    <meta:document-statistic meta:table-count="0" meta:image-count="1" meta:object-count="0" meta:page-count="7" meta:paragraph-count="45" meta:word-count="245" meta:character-count="2265" meta:non-whitespace-character-count="2058"/>
  </office:meta>
</office:document-meta>
</file>